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5.9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</table:table-row>
        <table:table-row table:style-name="ro2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2" office:value-type="string" calcext:value-type="string">
            <text:p>1 stmt_list stmt_list <text:span text:style-name="T1">stmt</text:span> </text:p>
          </table:table-cell>
        </table:table-row>
        <table:table-row table:style-name="ro2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2" office:value-type="string" calcext:value-type="string">
            <text:p>2 stmt_list <text:span text:style-name="T1">stmt</text:span> </text:p>
          </table:table-cell>
        </table:table-row>
        <table:table-row table:style-name="ro2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2" office:value-type="string" calcext:value-type="string">
            <text:p>3 <text:span text:style-name="T1">stmt</text:span> var_def ; </text:p>
          </table:table-cell>
        </table:table-row>
        <table:table-row table:style-name="ro2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2" office:value-type="string" calcext:value-type="string">
            <text:p>4 <text:span text:style-name="T1">stmt</text:span> type_def </text:p>
          </table:table-cell>
        </table:table-row>
        <table:table-row table:style-name="ro2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2" office:value-type="string" calcext:value-type="string">
            <text:p>5 <text:span text:style-name="T1">stmt</text:span> func_def </text:p>
          </table:table-cell>
        </table:table-row>
        <table:table-row table:style-name="ro2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2" office:value-type="string" calcext:value-type="string">
            <text:p>6 <text:span text:style-name="T1">stmt</text:span> if_exp </text:p>
          </table:table-cell>
        </table:table-row>
        <table:table-row table:style-name="ro2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2" office:value-type="string" calcext:value-type="string">
            <text:p>7 <text:span text:style-name="T1">stmt</text:span> while_exp </text:p>
          </table:table-cell>
        </table:table-row>
        <table:table-row table:style-name="ro2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2" office:value-type="string" calcext:value-type="string">
            <text:p>8 <text:span text:style-name="T1">stmt</text:span> sg_stmt ; </text:p>
          </table:table-cell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calc_exp </text:p>
          </table:table-cell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ontrol_flow </text:p>
          </table:table-cell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control_flow return calc_exp </text:p>
          </table:table-cell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continue </text:p>
          </table:table-cell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break </text:p>
          </table:table-cell>
        </table:table-row>
        <table:table-row table:style-name="ro2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table:style-name="ce2" office:value-type="string" calcext:value-type="string">
            <text:p>15 var_def var_def , <text:span text:style-name="T1">var</text:span> </text:p>
          </table:table-cell>
        </table:table-row>
        <table:table-row table:style-name="ro2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table:style-name="ce2" office:value-type="string" calcext:value-type="string">
            <text:p>16 var_def var_def , <text:span text:style-name="T1">var</text:span> = calc_exp </text:p>
          </table:table-cell>
        </table:table-row>
        <table:table-row table:style-name="ro2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2" office:value-type="string" calcext:value-type="string">
            <text:p>17 var_def type_exp <text:span text:style-name="T1">var</text:span> </text:p>
          </table:table-cell>
        </table:table-row>
        <table:table-row table:style-name="ro2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2" office:value-type="string" calcext:value-type="string">
            <text:p>18 var_def type_exp <text:span text:style-name="T1">var</text:span> = calc_exp </text:p>
          </table:table-cell>
        </table:table-row>
        <table:table-row table:style-name="ro2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2" office:value-type="string" calcext:value-type="string">
            <text:p>19 var_assign <text:span text:style-name="T1">var</text:span> = calc_exp </text:p>
          </table:table-cell>
        </table:table-row>
        <table:table-row table:style-name="ro2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table:style-name="ce2" office:value-type="string" calcext:value-type="string">
            <text:p>20 var_assign <text:span text:style-name="T1">var</text:span> += calc_exp </text:p>
          </table:table-cell>
        </table:table-row>
        <table:table-row table:style-name="ro2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table:style-name="ce2" office:value-type="string" calcext:value-type="string">
            <text:p>21 var_assign <text:span text:style-name="T1">var</text:span> -= calc_exp </text:p>
          </table:table-cell>
        </table:table-row>
        <table:table-row table:style-name="ro2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table:style-name="ce2" office:value-type="string" calcext:value-type="string">
            <text:p>22 var_assign <text:span text:style-name="T1">var</text:span> *= calc_exp </text:p>
          </table:table-cell>
        </table:table-row>
        <table:table-row table:style-name="ro2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table:style-name="ce2" office:value-type="string" calcext:value-type="string">
            <text:p>23 var_assign <text:span text:style-name="T1">var</text:span> /= calc_exp </text:p>
          </table:table-cell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basic_type </text:p>
          </table:table-cell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array_type </text:p>
          </table:table-cell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idn_type </text:p>
          </table:table-cell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generic_type </text:p>
          </table:table-cell>
        </table:table-row>
        <table:table-row table:style-name="ro2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table:style-name="ce2" office:value-type="string" calcext:value-type="string">
            <text:p>28 basic_type <text:span text:style-name="T1">int</text:span> </text:p>
          </table:table-cell>
        </table:table-row>
        <table:table-row table:style-name="ro1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office:value-type="string" calcext:value-type="string">
            <text:p>29 basic_type double </text:p>
          </table:table-cell>
        </table:table-row>
        <table:table-row table:style-name="ro2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table:style-name="ce2" office:value-type="string" calcext:value-type="string">
            <text:p>30 basic_type <text:span text:style-name="T1">bool</text:span> </text:p>
          </table:table-cell>
        </table:table-row>
        <table:table-row table:style-name="ro1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office:value-type="string" calcext:value-type="string">
            <text:p>31 basic_type string </text:p>
          </table:table-cell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char </text:p>
          </table:table-cell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array_type array_type [ ] </text:p>
          </table:table-cell>
        </table:table-row>
        <table:table-row table:style-name="ro1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office:value-type="string" calcext:value-type="string">
            <text:p>34 array_type basic_type [ ] </text:p>
          </table:table-cell>
        </table:table-row>
        <table:table-row table:style-name="ro1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office:value-type="string" calcext:value-type="string">
            <text:p>35 array_type idn_type [ ] </text:p>
          </table:table-cell>
        </table:table-row>
        <table:table-row table:style-name="ro2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table:style-name="ce2" office:value-type="string" calcext:value-type="string">
            <text:p>36 idn_type idn_type . <text:span text:style-name="T1">var</text:span> </text:p>
          </table:table-cell>
        </table:table-row>
        <table:table-row table:style-name="ro2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table:style-name="ce2" office:value-type="string" calcext:value-type="string">
            <text:p>37 idn_type <text:span text:style-name="T1">var</text:span> </text:p>
          </table:table-cell>
        </table:table-row>
        <table:table-row table:style-name="ro1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office:value-type="string" calcext:value-type="string">
            <text:p>38 func_type func_type -&gt; type_exp </text:p>
          </table:table-cell>
        </table:table-row>
        <table:table-row table:style-name="ro1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office:value-type="string" calcext:value-type="string">
            <text:p>39 func_type ( func_type -&gt; type_exp ) </text:p>
          </table:table-cell>
        </table:table-row>
        <table:table-row table:style-name="ro1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office:value-type="string" calcext:value-type="string">
            <text:p>40 func_type type_exp </text:p>
          </table:table-cell>
        </table:table-row>
        <table:table-row table:style-name="ro1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office:value-type="string" calcext:value-type="string">
            <text:p>41 generic_type idn_type generic_exp </text:p>
          </table:table-cell>
        </table:table-row>
        <table:table-row table:style-name="ro2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2" office:value-type="string" calcext:value-type="string">
            <text:p>42 generic_exp &lt; <text:span text:style-name="T1">var</text:span> &gt; </text:p>
          </table:table-cell>
        </table:table-row>
        <table:table-row table:style-name="ro1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office:value-type="string" calcext:value-type="string">
            <text:p>43 generic_exp &lt; ? inherit_info_list &gt; </text:p>
          </table:table-cell>
        </table:table-row>
        <table:table-row table:style-name="ro2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table:style-name="ce2" office:value-type="string" calcext:value-type="string">
            <text:p>44 type_def type <text:span text:style-name="T1">var</text:span> = func_type ; </text:p>
          </table:table-cell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type_def class_def </text:p>
          </table:table-cell>
        </table:table-row>
        <table:table-row table:style-name="ro2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table:style-name="ce2" office:value-type="string" calcext:value-type="string">
            <text:p>46 class_def scope_info_e class <text:span text:style-name="T1">var</text:span> generic_info_e inherit_info_list_e { class_member_def } </text:p>
          </table:table-cell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_e e </text:p>
          </table:table-cell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_e scope_info </text:p>
          </table:table-cell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static </text:p>
          </table:table-cell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static public </text:p>
          </table:table-cell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scope_info static private </text:p>
          </table:table-cell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scope_info public </text:p>
          </table:table-cell>
        </table:table-row>
        <table:table-row table:style-name="ro1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office:value-type="string" calcext:value-type="string">
            <text:p>53 scope_info private </text:p>
          </table:table-cell>
        </table:table-row>
        <table:table-row table:style-name="ro1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office:value-type="string" calcext:value-type="string">
            <text:p>54 generic_info_e generic_info </text:p>
          </table:table-cell>
        </table:table-row>
        <table:table-row table:style-name="ro1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office:value-type="string" calcext:value-type="string">
            <text:p>55 generic_info_e e </text:p>
          </table:table-cell>
        </table:table-row>
        <table:table-row table:style-name="ro2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2" office:value-type="string" calcext:value-type="string">
            <text:p>56 generic_info &lt; <text:span text:style-name="T1">var</text:span> inherit_info_list_e &gt; </text:p>
          </table:table-cell>
        </table:table-row>
        <table:table-row table:style-name="ro1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office:value-type="string" calcext:value-type="string">
            <text:p>57 inherit_info_list_e inherit_info_list </text:p>
          </table:table-cell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inherit_info_list_e e </text:p>
          </table:table-cell>
        </table:table-row>
        <table:table-row table:style-name="ro2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table:style-name="ce2" office:value-type="string" calcext:value-type="string">
            <text:p>59 inherit_info_list inherit_info_list extends <text:span text:style-name="T1">var</text:span> </text:p>
          </table:table-cell>
        </table:table-row>
        <table:table-row table:style-name="ro2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table:style-name="ce2" office:value-type="string" calcext:value-type="string">
            <text:p>60 inherit_info_list inherit_info_list implements <text:span text:style-name="T1">var</text:span> </text:p>
          </table:table-cell>
        </table:table-row>
        <table:table-row table:style-name="ro2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table:style-name="ce2" office:value-type="string" calcext:value-type="string">
            <text:p>61 inherit_info_list extends <text:span text:style-name="T1">var</text:span> </text:p>
          </table:table-cell>
        </table:table-row>
        <table:table-row table:style-name="ro2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table:style-name="ce2" office:value-type="string" calcext:value-type="string">
            <text:p>62 inherit_info_list implements <text:span text:style-name="T1">var</text:span> </text:p>
          </table:table-cell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class_member_def class_def field_def ; </text:p>
          </table:table-cell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class_member_def class_def method_def </text:p>
          </table:table-cell>
        </table:table-row>
        <table:table-row table:style-name="ro2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table:style-name="ce2" office:value-type="string" calcext:value-type="string">
            <text:p>65 field_def scope_info_e type_exp <text:span text:style-name="T1">var</text:span> </text:p>
          </table:table-cell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thod_def scope_info_e generic_info_e func_def </text:p>
          </table:table-cell>
        </table:table-row>
        <table:table-row table:style-name="ro2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table:style-name="ce2" office:value-type="string" calcext:value-type="string">
            <text:p>67 func_def type_exp <text:span text:style-name="T1">var</text:span> ( par_list ) { stmt_list } </text:p>
          </table:table-cell>
        </table:table-row>
        <table:table-row table:style-name="ro2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table:style-name="ce2" office:value-type="string" calcext:value-type="string">
            <text:p>68 par_list par_list , type_exp <text:span text:style-name="T1">var</text:span> </text:p>
          </table:table-cell>
        </table:table-row>
        <table:table-row table:style-name="ro2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table:style-name="ce2" office:value-type="string" calcext:value-type="string">
            <text:p>69 par_list type_exp <text:span text:style-name="T1">var</text:span> </text:p>
          </table:table-cell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par_list e </text:p>
          </table:table-cell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if_exp if_stmt </text:p>
          </table:table-cell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if_exp if_stmt else else_stmt </text:p>
          </table:table-cell>
        </table:table-row>
        <table:table-row table:style-name="ro1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office:value-type="string" calcext:value-type="string">
            <text:p>73 if_stmt if ( bool_exp ) { stmt_list } </text:p>
          </table:table-cell>
        </table:table-row>
        <table:table-row table:style-name="ro1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office:value-type="string" calcext:value-type="string">
            <text:p>74 if_stmt if ( bool_exp ) sg_stmt ; </text:p>
          </table:table-cell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else_stmt if_exp </text:p>
          </table:table-cell>
        </table:table-row>
        <table:table-row table:style-name="ro1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office:value-type="string" calcext:value-type="string">
            <text:p>76 else_stmt { stmt_list } </text:p>
          </table:table-cell>
        </table:table-row>
        <table:table-row table:style-name="ro1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office:value-type="string" calcext:value-type="string">
            <text:p>77 else_stmt sg_stmt ; </text:p>
          </table:table-cell>
        </table:table-row>
        <table:table-row table:style-name="ro1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office:value-type="string" calcext:value-type="string">
            <text:p>78 while_exp while ( bool_exp ) { stmt_list } </text:p>
          </table:table-cell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calc_exp bool_exp </text:p>
          </table:table-cell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calc_exp str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1 calc_exp new_exp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82 str_exp <text:span text:style-name="T1">str</text:span>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83 str_exp <text:span text:style-name="T1">chr</text:span>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4 new_exp new type_exp ( arg_list )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5 bool_exp bool_exp &amp;&amp; cmp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6 bool_exp bool_exp || cmp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7 bool_exp ! cmp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8 bool_exp cmp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89 cmp_exp add_exp &gt; add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0 cmp_exp add_exp &gt;= add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1 cmp_exp add_exp &lt; add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2 cmp_exp add_exp &lt;= add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3 cmp_exp add_exp == add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4 cmp_exp add_exp != add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5 cmp_exp add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6 cmp_exp true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7 cmp_exp false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8 add_exp add_exp + mul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99 add_exp add_exp - mul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0 add_exp - mul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1 add_exp mul_exp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02 add_exp ++ <text:span text:style-name="T1">var</text:span>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03 add_exp -- <text:span text:style-name="T1">var</text:span>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04 add_exp <text:span text:style-name="T1">var</text:span> ++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05 add_exp <text:span text:style-name="T1">var</text:span> --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6 mul_exp mul_exp * pri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7 mul_exp mul_exp / pri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8 mul_exp pri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09 pri_exp number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0 pri_exp ( bool_exp )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1 pri_exp apply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2 pri_exp str_exp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13 apply_exp apply_exp . <text:span text:style-name="T1">var</text:span> ( arg_list )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14 apply_exp apply_exp . <text:span text:style-name="T1">var</text:span>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15 apply_exp <text:span text:style-name="T1">var</text:span> ( arg_list ) </text:p>
          </table:table-cell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116 apply_exp <text:span text:style-name="T1">var</text:span>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7 apply_exp array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8 arg_list arg_list , calc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19 arg_list calc_exp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0 arg_list e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1 array_exp array_exp [ number ] 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122 array_exp idn_type [ number ]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21:31:34.736299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5-12-28T22:10:49.744549803</dc:date>
    <meta:editing-duration>PT13H3S</meta:editing-duration>
    <meta:editing-cycles>3</meta:editing-cycles>
    <meta:generator>LibreOffice/4.2.8.2$Linux_X86_64 LibreOffice_project/420m0$Build-2</meta:generator>
    <meta:document-statistic meta:table-count="1" meta:cell-count="285" meta:object-count="0"/>
  </office:meta>
</office:document-meta>
</file>